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400BD9044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.463cm" fo:min-width="2.213cm"/>
    </style:style>
    <style:style style:name="gr2" style:family="graphic" style:parent-style-name="standard">
      <style:graphic-properties draw:stroke="none" svg:stroke-color="#0000ff" draw:fill="solid" draw:fill-color="#ffffff" draw:textarea-horizontal-align="justify" draw:textarea-vertical-align="middle" draw:auto-grow-height="false" fo:min-height="3.912cm" fo:min-width="3.67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12cm" fo:min-width="0.367cm"/>
    </style:style>
    <style:style style:name="gr4" style:family="graphic" style:parent-style-name="objectwithoutfill">
      <style:graphic-properties draw:stroke="solid" svg:stroke-color="#0000ff" draw:fill="none" draw:textarea-vertical-align="middle"/>
    </style:style>
    <style:style style:name="gr5" style:family="graphic" style:parent-style-name="standard">
      <style:graphic-properties draw:stroke="solid" svg:stroke-color="#0000ff" draw:fill="none" draw:textarea-horizontal-align="justify" draw:textarea-vertical-align="middle" draw:auto-grow-height="false" fo:min-height="3.912cm" fo:min-width="3.67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3.052cm" fo:min-width="2.80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32cm" fo:min-width="0.685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22cm" fo:min-width="0.18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4cm" fo:min-width="0.17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685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185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2.29cm" fo:min-width="2.04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685cm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185cm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 fo:min-height="0.14cm" fo:min-width="0.173cm"/>
    </style:style>
    <style:style style:name="gr17" style:family="graphic" style:parent-style-name="standard">
      <style:graphic-properties draw:stroke="none" draw:fill-color="#999999" draw:textarea-horizontal-align="justify" draw:textarea-vertical-align="middle" draw:auto-grow-height="false" fo:min-height="0.92cm" fo:min-width="0.845cm"/>
    </style:style>
    <style:style style:name="gr18" style:family="graphic" style:parent-style-name="objectwithoutfill">
      <style:graphic-properties svg:stroke-color="#0000ff" draw:fill="none" draw:textarea-vertical-align="middle"/>
    </style:style>
    <style:style style:name="gr1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36cm" fo:min-width="1.988cm"/>
    </style:style>
    <style:style style:name="gr21" style:family="graphic" style:parent-style-name="standard">
      <style:graphic-properties svg:stroke-width="0.025cm" svg:stroke-color="#333333" draw:marker-start-width="0.237cm" draw:marker-end-width="0.237cm" draw:fill="solid" draw:fill-color="#b3b3b3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cm" fo:min-width="1.967cm" fo:padding-top="0.2cm" fo:padding-bottom="0.2cm" fo:padding-left="0.325cm" fo:padding-right="0.325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21cm" fo:min-width="0.74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96cm" fo:min-width="0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301cm" fo:min-width="1.441cm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2cm" fo:min-width="1.967cm" fo:padding-top="0.2cm" fo:padding-bottom="0.2cm" fo:padding-left="0.325cm" fo:padding-right="0.325cm"/>
    </style:style>
    <style:style style:name="gr27" style:family="graphic" style:parent-style-name="objectwithoutfill">
      <style:graphic-properties svg:stroke-width="0.053cm" svg:stroke-color="#808080" draw:marker-start-width="0.279cm" draw:marker-end-width="0.279cm" draw:fill="none" draw:fill-color="#999999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0.37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166cm" fo:min-width="0.461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301cm" fo:min-width="1.44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394cm" fo:min-width="0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1.555cm" fo:min-width="1.716cm"/>
    </style:style>
    <style:style style:name="gr33" style:family="graphic" style:parent-style-name="standard">
      <style:graphic-properties draw:stroke="none" draw:stroke-dash="Line_20_Style_20_9" svg:stroke-color="#b2b2b2" draw:fill-color="#ffffff" draw:textarea-horizontal-align="justify" draw:textarea-vertical-align="middle" draw:auto-grow-height="false" fo:min-height="1.404cm" fo:min-width="0.362cm"/>
    </style:style>
    <style:style style:name="gr3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627cm" fo:min-width="2.031cm" fo:padding-top="0.2cm" fo:padding-bottom="0.2cm" fo:padding-left="0.325cm" fo:padding-right="0.325cm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268cm" fo:min-width="1.948cm" fo:padding-top="0.2cm" fo:padding-bottom="0.2cm" fo:padding-left="0.325cm" fo:padding-right="0.325cm"/>
    </style:style>
    <style:style style:name="gr3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min-width="0.276cm" fo:padding-top="0.2cm" fo:padding-bottom="0.2cm" fo:padding-left="0.325cm" fo:padding-right="0.325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937cm" fo:min-width="0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096cm" fo:min-width="0.405cm"/>
    </style:style>
    <style:style style:name="gr40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933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1.27cm" fo:min-width="0.9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2cm" fo:min-width="0cm"/>
    </style:style>
    <style:style style:name="gr4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732cm" fo:min-width="1.858cm" fo:padding-top="0.2cm" fo:padding-bottom="0.2cm" fo:padding-left="0.325cm" fo:padding-right="0.325cm"/>
    </style:style>
    <style:style style:name="gr4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42cm" fo:min-width="0.17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73cm" fo:min-width="1.22cm" fo:padding-top="0.175cm" fo:padding-bottom="0.175cm" fo:padding-left="0.3cm" fo:padding-right="0.3cm"/>
    </style:style>
    <style:style style:name="gr4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67cm" fo:min-width="0.119cm" fo:padding-top="0.175cm" fo:padding-bottom="0.175cm" fo:padding-left="0.3cm" fo:padding-right="0.3cm"/>
    </style:style>
    <style:style style:name="gr4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2cm" fo:min-width="0.07cm" fo:padding-top="0.175cm" fo:padding-bottom="0.175cm" fo:padding-left="0.3cm" fo:padding-right="0.3cm"/>
    </style:style>
    <style:style style:name="gr4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73cm" fo:min-width="1.12cm" fo:padding-top="0.175cm" fo:padding-bottom="0.175cm" fo:padding-left="0.3cm" fo:padding-right="0.3cm"/>
    </style:style>
    <style:style style:name="gr49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67cm" fo:min-width="0.019cm" fo:padding-top="0.175cm" fo:padding-bottom="0.175cm" fo:padding-left="0.3cm" fo:padding-right="0.3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0.393cm" fo:min-width="0.426cm"/>
    </style:style>
    <style:style style:name="gr51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768cm"/>
    </style:style>
    <style:style style:name="gr52" style:family="graphic" style:parent-style-name="standard">
      <style:graphic-properties draw:stroke="none" draw:fill-color="#000000" draw:textarea-horizontal-align="justify" draw:textarea-vertical-align="middle" draw:auto-grow-height="false" fo:min-height="0.047cm" fo:min-width="1.531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1.553cm" fo:min-width="1.28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7cm" fo:min-width="0cm"/>
    </style:style>
    <style:style style:name="gr5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893cm" fo:min-width="1.186cm" fo:padding-top="0.2cm" fo:padding-bottom="0.2cm" fo:padding-left="0.325cm" fo:padding-right="0.325cm"/>
    </style:style>
    <style:style style:name="gr5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41cm" fo:min-width="0cm" fo:padding-top="0.175cm" fo:padding-bottom="0.175cm" fo:padding-left="0.3cm" fo:padding-right="0.3cm"/>
    </style:style>
    <style:style style:name="gr5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06cm" fo:min-width="0.66cm" fo:padding-top="0.175cm" fo:padding-bottom="0.175cm" fo:padding-left="0.3cm" fo:padding-right="0.3cm"/>
    </style:style>
    <style:style style:name="gr5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9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427cm" fo:min-width="0.813cm" fo:padding-top="0.2cm" fo:padding-bottom="0.2cm" fo:padding-left="0.325cm" fo:padding-right="0.325cm"/>
    </style:style>
    <style:style style:name="gr60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41cm" fo:min-width="0cm" fo:padding-top="0.175cm" fo:padding-bottom="0.175cm" fo:padding-left="0.3cm" fo:padding-right="0.3cm"/>
    </style:style>
    <style:style style:name="gr61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3cm" fo:min-width="0.404cm" fo:padding-top="0.175cm" fo:padding-bottom="0.175cm" fo:padding-left="0.3cm" fo:padding-right="0.3cm"/>
    </style:style>
    <style:style style:name="gr62" style:family="graphic" style:parent-style-name="objectwithoutfill">
      <style:graphic-properties svg:stroke-width="0.203cm" draw:marker-start-width="0.503cm" draw:marker-end-width="0.503cm" svg:stroke-linecap="round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svg:stroke-width="0.152cm" svg:stroke-color="#ffffff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36cm" fo:min-width="0cm" fo:padding-top="0.175cm" fo:padding-bottom="0.175cm" fo:padding-left="0.3cm" fo:padding-right="0.3cm"/>
    </style:style>
    <style:style style:name="gr6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95cm" fo:min-width="0.904cm" fo:padding-top="0.175cm" fo:padding-bottom="0.175cm" fo:padding-left="0.3cm" fo:padding-right="0.3cm"/>
    </style:style>
    <style:style style:name="gr6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4cm" fo:min-width="0cm" fo:padding-top="0.175cm" fo:padding-bottom="0.175cm" fo:padding-left="0.3cm" fo:padding-right="0.3cm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0.251cm" fo:min-width="0cm"/>
    </style:style>
    <style:style style:name="gr70" style:family="graphic" style:parent-style-name="standard">
      <style:graphic-properties draw:stroke="none" draw:fill-color="#000000" draw:textarea-horizontal-align="justify" draw:textarea-vertical-align="middle" draw:auto-grow-height="false" fo:min-height="0.086cm" fo:min-width="0.811cm"/>
    </style:style>
    <style:style style:name="gr71" style:family="graphic" style:parent-style-name="standard">
      <style:graphic-properties draw:stroke="none" draw:fill-color="#ffffff" draw:textarea-horizontal-align="justify" draw:textarea-vertical-align="middle" draw:auto-grow-height="false" fo:min-height="1.141cm" fo:min-width="0.823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3.605cm" fo:min-width="1.712cm"/>
    </style:style>
    <style:style style:name="gr73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034cm"/>
    </style:style>
    <style:style style:name="gr7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959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0.225cm" fo:min-width="0.33cm"/>
    </style:style>
    <style:style style:name="gr76" style:family="graphic" style:parent-style-name="standard">
      <style:graphic-properties draw:stroke="none" draw:fill-color="#ffffff" draw:textarea-horizontal-align="justify" draw:textarea-vertical-align="middle" draw:auto-grow-height="false" fo:min-height="0.941cm" fo:min-width="1.456cm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  <style:text-properties fo:color="#ffffff" style:font-name="Apple SD Gothic Neo SemiBold"/>
    </style:style>
    <style:style style:name="P6" style:family="paragraph">
      <loext:graphic-properties draw:fill="none" draw:fill-color="#ffffff"/>
      <style:text-properties fo:color="#ffffff" style:font-name="Apple SD Gothic Neo SemiBold"/>
    </style:style>
    <style:style style:name="P7" style:family="paragraph">
      <loext:graphic-properties draw:fill="solid" draw:fill-color="#b3b3b3"/>
      <style:paragraph-properties fo:text-align="center"/>
      <style:text-properties fo:color="#ffffff" style:font-name="Apple SD Gothic Neo Semi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999999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color="#ff420e" fo:font-size="18pt"/>
    </style:style>
    <style:style style:name="T1" style:family="text">
      <style:text-properties fo:color="#ffffff" style:font-name="Apple SD Gothic Neo SemiBold" fo:font-size="105.599998474121pt" style:font-size-asian="105.599998474121pt" style:font-size-complex="105.599998474121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420e"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35cm" svg:height="3.835cm" svg:x="5.592cm" svg:y="7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7.506cm 9.3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7.803cm 8.98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4" draw:text-style-name="P3" draw:layer="layout" svg:x1="9.594cm" svg:y1="7.255cm" svg:x2="5.423cm" svg:y2="11.419cm">
            <text:p/>
          </draw:line>
          <draw:custom-shape draw:style-name="gr5" draw:text-style-name="P3" draw:layer="layout" svg:width="4.173cm" svg:height="4.162cm" svg:x="5.422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4cm" svg:y1="7.26cm" svg:x2="9.596cm" svg:y2="11.422cm">
            <text:p/>
          </draw:line>
        </draw:g>
        <draw:custom-shape draw:style-name="gr1" draw:text-style-name="P1" draw:layer="layout" svg:width="3.835cm" svg:height="3.835cm" svg:x="2.159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4.073cm 16.58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4.37cm 16.23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3.835cm" svg:height="3.835cm" svg:x="15.123cm" svg:y="15.4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11.181cm 17.3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15.014cm 16.96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g>
          <draw:line draw:style-name="gr4" draw:text-style-name="P3" draw:layer="layout" svg:x1="9.593cm" svg:y1="7.255cm" svg:x2="5.422cm" svg:y2="11.419cm">
            <text:p/>
          </draw:line>
          <draw:custom-shape draw:style-name="gr5" draw:text-style-name="P3" draw:layer="layout" svg:width="4.173cm" svg:height="4.162cm" svg:x="5.421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3cm" svg:y1="7.26cm" svg:x2="9.595cm" svg:y2="11.422cm">
            <text:p/>
          </draw:line>
        </draw:g>
        <draw:custom-shape draw:style-name="gr6" draw:text-style-name="P1" draw:layer="layout" svg:width="3.302cm" svg:height="3.302cm" draw:transform="rotate (1.5707963267949) translate (5.865cm 10.974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7.493cm" svg:y="7.6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7.517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9.525cm 7.296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4.711cm 19.15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6.339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6.363cm" svg:y="18.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8.371cm 15.474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14.409cm 18.908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14.869cm" svg:y="18.32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1" draw:layer="layout" svg:width="0.685cm" svg:height="0.572cm" svg:x="15.345cm" svg:y="15.60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5.221cm 17.9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g>
          <draw:line draw:style-name="gr4" draw:text-style-name="P3" draw:layer="layout" svg:x1="12.302cm" svg:y1="10.882cm" svg:x2="8.131cm" svg:y2="15.046cm">
            <text:p/>
          </draw:line>
          <draw:custom-shape draw:style-name="gr5" draw:text-style-name="P3" draw:layer="layout" svg:width="4.173cm" svg:height="4.162cm" svg:x="8.13cm" svg:y="10.88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132cm" svg:y1="10.887cm" svg:x2="12.304cm" svg:y2="15.049cm">
            <text:p/>
          </draw:line>
        </draw:g>
        <draw:custom-shape draw:style-name="gr10" draw:text-style-name="P1" draw:layer="layout" svg:width="2.54cm" svg:height="2.54cm" draw:transform="rotate (1.5707963267949) translate (8.574cm 14.2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9.844cm" svg:y="11.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9.844cm" svg:y="13.7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2.18cm 11.22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3.509cm 21.3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4.779cm" svg:y="18.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4.779cm" svg:y="20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7.115cm 18.30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13.515cm 21.357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13.573cm" svg:y="20.89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2" draw:text-style-name="P1" draw:layer="layout" svg:width="0.685cm" svg:height="0.439cm" svg:x="14.073cm" svg:y="18.788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3.619cm 20.44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3.434cm 25.619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4.704cm" svg:y="23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685cm" svg:height="0.439cm" svg:x="4.704cm" svg:y="25.1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45cm" svg:height="1.17cm" draw:transform="rotate (-1.5707963267949) translate (7.04cm 22.622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13.44cm 25.676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13.498cm" svg:y="25.21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5" draw:text-style-name="P4" draw:layer="layout" svg:width="0.685cm" svg:height="0.439cm" svg:x="13.998cm" svg:y="23.107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7" draw:text-style-name="P4" draw:layer="layout" svg:width="1.345cm" svg:height="1.17cm" draw:transform="rotate (-1.5707963267949) translate (13.544cm 24.76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6cm" svg:y1="9.165cm" svg:x2="9.246cm" svg:y2="10.406cm">
          <text:p/>
        </draw:line>
        <draw:custom-shape draw:style-name="gr19" draw:text-style-name="P5" draw:layer="layout" svg:width="3.378cm" svg:height="3.379cm" svg:x="7.558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8.326cm" svg:y="4.902cm">
          <draw:text-box>
            <text:p><text:span text:style-name="T1">?</text:span></text:p>
          </draw:text-box>
        </draw:frame>
        <draw:line draw:style-name="gr18" draw:text-style-name="P3" draw:layer="layout" svg:x1="2.154cm" svg:y1="14.758cm" svg:x2="3.395cm" svg:y2="14.758cm">
          <text:p/>
        </draw:line>
        <draw:line draw:style-name="gr18" draw:text-style-name="P3" draw:layer="layout" svg:x1="7.854cm" svg:y1="14.758cm" svg:x2="9.095cm" svg:y2="14.758cm">
          <text:p/>
        </draw:line>
        <draw:line draw:style-name="gr18" draw:text-style-name="P3" draw:layer="layout" svg:x1="5.531cm" svg:y1="11.353cm" svg:x2="5.531cm" svg:y2="12.594cm">
          <text:p/>
        </draw:line>
        <draw:line draw:style-name="gr18" draw:text-style-name="P3" draw:layer="layout" svg:x1="5.533cm" svg:y1="16.967cm" svg:x2="5.533cm" svg:y2="18.208cm">
          <text:p/>
        </draw:line>
        <draw:custom-shape draw:style-name="gr19" draw:text-style-name="P5" draw:layer="layout" svg:width="3.378cm" svg:height="3.379cm" svg:x="3.845cm" svg:y="13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4.613cm" svg:y="12.704cm">
          <draw:text-box>
            <text:p><text:span text:style-name="T1">?</text:span></text:p>
          </draw:text-box>
        </draw:frame>
        <draw:line draw:style-name="gr18" draw:text-style-name="P3" draw:layer="layout" svg:x1="11.144cm" svg:y1="14.665cm" svg:x2="12.385cm" svg:y2="14.665cm">
          <text:p/>
        </draw:line>
        <draw:line draw:style-name="gr18" draw:text-style-name="P3" draw:layer="layout" svg:x1="16.844cm" svg:y1="14.665cm" svg:x2="18.085cm" svg:y2="14.665cm">
          <text:p/>
        </draw:line>
        <draw:line draw:style-name="gr18" draw:text-style-name="P3" draw:layer="layout" svg:x1="14.521cm" svg:y1="11.26cm" svg:x2="14.521cm" svg:y2="12.501cm">
          <text:p/>
        </draw:line>
        <draw:line draw:style-name="gr18" draw:text-style-name="P3" draw:layer="layout" svg:x1="14.523cm" svg:y1="16.874cm" svg:x2="14.523cm" svg:y2="18.115cm">
          <text:p/>
        </draw:line>
        <draw:custom-shape draw:style-name="gr21" draw:text-style-name="P7" draw:layer="layout" svg:width="3.378cm" svg:height="3.379cm" svg:x="12.835cm" svg:y="12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13.603cm" svg:y="12.611cm">
          <draw:text-box>
            <text:p><text:span text:style-name="T1">?</text:span></text:p>
          </draw:text-box>
        </draw:frame>
      </draw:page>
      <draw:page draw:name="page5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4cm" svg:y1="9.165cm" svg:x2="9.244cm" svg:y2="10.406cm">
          <text:p/>
        </draw:line>
        <draw:g>
          <draw:custom-shape draw:style-name="gr22" draw:text-style-name="P3" draw:layer="layout" svg:width="2.899cm" svg:height="3.254cm" svg:x="7.799cm" svg:y="5.2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8.601cm" svg:y="5.0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8" draw:layer="layout" svg:width="0.34cm" svg:height="1.21cm" draw:transform="rotate (-1.5707963267949) translate (9.87cm 8.26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0.142cm 6.759cm)">
          <text:p/>
          <draw:enhanced-geometry svg:viewBox="0 0 21600 21600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43cm" svg:y1="13.894cm" svg:x2="3.671cm" svg:y2="13.894cm">
          <text:p/>
        </draw:line>
        <draw:line draw:style-name="gr18" draw:text-style-name="P3" draw:layer="layout" svg:x1="8.13cm" svg:y1="13.894cm" svg:x2="9.371cm" svg:y2="13.894cm">
          <text:p/>
        </draw:line>
        <draw:line draw:style-name="gr18" draw:text-style-name="P3" draw:layer="layout" svg:x1="5.807cm" svg:y1="10.489cm" svg:x2="5.807cm" svg:y2="11.73cm">
          <text:p/>
        </draw:line>
        <draw:line draw:style-name="gr18" draw:text-style-name="P3" draw:layer="layout" svg:x1="5.807cm" svg:y1="16.103cm" svg:x2="5.807cm" svg:y2="17.344cm">
          <text:p/>
        </draw:line>
        <draw:g>
          <draw:custom-shape draw:style-name="gr26" draw:text-style-name="P3" draw:layer="layout" svg:width="2.899cm" svg:height="3.254cm" svg:x="4.362cm" svg:y="12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164cm" svg:y="11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8" draw:layer="layout" svg:width="0.34cm" svg:height="1.21cm" draw:transform="rotate (-1.5707963267949) translate (6.433cm 15.20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216cm" svg:height="1.805cm" draw:transform="rotate (-1.5707963267949) translate (6.705cm 13.697cm)">
            <text:p/>
            <draw:enhanced-geometry svg:viewBox="0 0 21600 21600" draw:text-areas="?f7 ?f0 21600 ?f2" draw:type="left-arrow" draw:modifiers="8797.8349120433 7499.00332225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8" draw:text-style-name="P3" draw:layer="layout" svg:x1="12.101cm" svg:y1="13.706cm" svg:x2="13.342cm" svg:y2="13.706cm">
          <text:p/>
        </draw:line>
        <draw:line draw:style-name="gr18" draw:text-style-name="P3" draw:layer="layout" svg:x1="17.801cm" svg:y1="13.706cm" svg:x2="19.042cm" svg:y2="13.706cm">
          <text:p/>
        </draw:line>
        <draw:line draw:style-name="gr18" draw:text-style-name="P3" draw:layer="layout" svg:x1="15.478cm" svg:y1="10.301cm" svg:x2="15.478cm" svg:y2="11.542cm">
          <text:p/>
        </draw:line>
        <draw:line draw:style-name="gr18" draw:text-style-name="P3" draw:layer="layout" svg:x1="15.478cm" svg:y1="15.915cm" svg:x2="15.478cm" svg:y2="17.156cm">
          <text:p/>
        </draw:line>
        <draw:g>
          <draw:custom-shape draw:style-name="gr26" draw:text-style-name="P3" draw:layer="layout" svg:width="2.899cm" svg:height="3.254cm" svg:x="14.033cm" svg:y="11.9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4.835cm" svg:y="11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7" draw:text-style-name="P9" draw:layer="layout" svg:x1="14.465cm" svg:y1="12.59cm" svg:x2="16.428cm" svg:y2="12.59cm">
          <text:p/>
        </draw:line>
        <draw:line draw:style-name="gr27" draw:text-style-name="P9" draw:layer="layout" svg:x1="14.465cm" svg:y1="13.119cm" svg:x2="16.428cm" svg:y2="13.119cm">
          <text:p/>
        </draw:line>
        <draw:line draw:style-name="gr27" draw:text-style-name="P9" draw:layer="layout" svg:x1="14.465cm" svg:y1="13.648cm" svg:x2="16.428cm" svg:y2="13.648cm">
          <text:p/>
        </draw:line>
        <draw:line draw:style-name="gr27" draw:text-style-name="P9" draw:layer="layout" svg:x1="14.465cm" svg:y1="14.177cm" svg:x2="16.428cm" svg:y2="14.177cm">
          <text:p/>
        </draw:line>
        <draw:line draw:style-name="gr27" draw:text-style-name="P9" draw:layer="layout" svg:x1="14.465cm" svg:y1="14.67cm" svg:x2="16.428cm" svg:y2="14.67cm">
          <text:p/>
        </draw:line>
        <draw:custom-shape draw:style-name="gr28" draw:text-style-name="P8" draw:layer="layout" svg:width="1.757cm" svg:height="1.757cm" draw:transform="rotate (-2.35619449019235) translate (16.706cm 14.5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8" draw:layer="layout" svg:width="0.961cm" svg:height="0.416cm" svg:x="14.998cm" svg:y="14.573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8" draw:layer="layout" svg:width="0.34cm" svg:height="1.21cm" draw:transform="rotate (-1.5707963267949) translate (16.104cm 15.013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216cm" svg:height="1.805cm" draw:transform="rotate (-1.5707963267949) translate (16.376cm 13.509cm)">
            <text:p/>
            <draw:enhanced-geometry svg:viewBox="0 0 21600 21600" draw:text-areas="?f7 ?f0 21600 ?f2" draw:type="left-arrow" draw:modifiers="8797.8349120433 7499.00332225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" draw:style-name="dp1" draw:master-page-name="Default">
        <draw:g>
          <draw:line draw:style-name="gr4" draw:text-style-name="P3" draw:layer="layout" svg:x1="13.527cm" svg:y1="5.965cm" svg:x2="9.356cm" svg:y2="10.129cm">
            <text:p/>
          </draw:line>
          <draw:custom-shape draw:style-name="gr5" draw:text-style-name="P3" draw:layer="layout" svg:width="4.173cm" svg:height="4.162cm" svg:x="9.355cm" svg:y="5.96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357cm" svg:y1="5.97cm" svg:x2="13.529cm" svg:y2="10.132cm">
            <text:p/>
          </draw:line>
        </draw:g>
        <draw:line draw:style-name="gr18" draw:text-style-name="P3" draw:layer="layout" svg:x1="8.063cm" svg:y1="8.048cm" svg:x2="9.304cm" svg:y2="8.048cm">
          <text:p/>
        </draw:line>
        <draw:line draw:style-name="gr18" draw:text-style-name="P3" draw:layer="layout" svg:x1="13.763cm" svg:y1="8.048cm" svg:x2="15.004cm" svg:y2="8.048cm">
          <text:p/>
        </draw:line>
        <draw:line draw:style-name="gr18" draw:text-style-name="P3" draw:layer="layout" svg:x1="11.44cm" svg:y1="4.643cm" svg:x2="11.44cm" svg:y2="5.884cm">
          <text:p/>
        </draw:line>
        <draw:line draw:style-name="gr18" draw:text-style-name="P3" draw:layer="layout" svg:x1="11.44cm" svg:y1="10.257cm" svg:x2="11.44cm" svg:y2="11.498cm">
          <text:p/>
        </draw:line>
        <draw:g>
          <draw:custom-shape draw:style-name="gr26" draw:text-style-name="P3" draw:layer="layout" svg:width="2.899cm" svg:height="3.254cm" svg:x="9.995cm" svg:y="6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0.797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8" draw:layer="layout" svg:width="0.34cm" svg:height="1.644cm" draw:transform="rotate (-1.5707963267949) translate (12.252cm 9.402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2.338cm 7.851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906cm" svg:y1="15.345cm" svg:x2="4.147cm" svg:y2="15.345cm">
          <text:p/>
        </draw:line>
        <draw:line draw:style-name="gr18" draw:text-style-name="P3" draw:layer="layout" svg:x1="8.606cm" svg:y1="15.345cm" svg:x2="9.847cm" svg:y2="15.345cm">
          <text:p/>
        </draw:line>
        <draw:line draw:style-name="gr18" draw:text-style-name="P3" draw:layer="layout" svg:x1="6.283cm" svg:y1="11.94cm" svg:x2="6.283cm" svg:y2="13.181cm">
          <text:p/>
        </draw:line>
        <draw:line draw:style-name="gr18" draw:text-style-name="P3" draw:layer="layout" svg:x1="6.283cm" svg:y1="17.554cm" svg:x2="6.283cm" svg:y2="18.795cm">
          <text:p/>
        </draw:line>
        <draw:g>
          <draw:custom-shape draw:style-name="gr26" draw:text-style-name="P3" draw:layer="layout" svg:width="2.899cm" svg:height="3.254cm" svg:x="4.838cm" svg:y="13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64cm" svg:y="13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8" draw:layer="layout" svg:width="0.34cm" svg:height="1.644cm" draw:transform="rotate (-1.5707963267949) translate (7.095cm 16.699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216cm" svg:height="1.805cm" draw:transform="rotate (-1.5707963267949) translate (7.181cm 15.148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11.162cm" svg:y1="15.235cm" svg:x2="12.403cm" svg:y2="15.235cm">
          <text:p/>
        </draw:line>
        <draw:line draw:style-name="gr18" draw:text-style-name="P3" draw:layer="layout" svg:x1="16.862cm" svg:y1="15.235cm" svg:x2="18.103cm" svg:y2="15.235cm">
          <text:p/>
        </draw:line>
        <draw:line draw:style-name="gr18" draw:text-style-name="P3" draw:layer="layout" svg:x1="14.539cm" svg:y1="11.83cm" svg:x2="14.539cm" svg:y2="13.071cm">
          <text:p/>
        </draw:line>
        <draw:line draw:style-name="gr18" draw:text-style-name="P3" draw:layer="layout" svg:x1="14.539cm" svg:y1="17.444cm" svg:x2="14.539cm" svg:y2="18.685cm">
          <text:p/>
        </draw:line>
        <draw:g>
          <draw:custom-shape draw:style-name="gr26" draw:text-style-name="P3" draw:layer="layout" svg:width="2.899cm" svg:height="3.254cm" svg:x="13.094cm" svg:y="13.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3.896cm" svg:y="13.2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8" draw:layer="layout" svg:width="0.34cm" svg:height="1.644cm" draw:transform="rotate (-1.5707963267949) translate (15.351cm 16.589cm)">
          <text:p/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3.558cm" svg:y1="14.088cm" svg:x2="15.521cm" svg:y2="14.088cm">
          <text:p/>
        </draw:line>
        <draw:line draw:style-name="gr27" draw:text-style-name="P9" draw:layer="layout" svg:x1="13.558cm" svg:y1="14.617cm" svg:x2="15.521cm" svg:y2="14.617cm">
          <text:p/>
        </draw:line>
        <draw:line draw:style-name="gr27" draw:text-style-name="P9" draw:layer="layout" svg:x1="13.558cm" svg:y1="15.146cm" svg:x2="15.521cm" svg:y2="15.146cm">
          <text:p/>
        </draw:line>
        <draw:line draw:style-name="gr27" draw:text-style-name="P9" draw:layer="layout" svg:x1="13.558cm" svg:y1="15.675cm" svg:x2="15.521cm" svg:y2="15.675cm">
          <text:p/>
        </draw:line>
        <draw:line draw:style-name="gr27" draw:text-style-name="P9" draw:layer="layout" svg:x1="13.558cm" svg:y1="16.168cm" svg:x2="15.521cm" svg:y2="16.168cm">
          <text:p/>
        </draw:line>
        <draw:custom-shape draw:style-name="gr33" draw:text-style-name="P8" draw:layer="layout" svg:width="0.862cm" svg:height="1.654cm" svg:x="14.105cm" svg:y="14.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216cm" svg:height="1.805cm" draw:transform="rotate (-1.5707963267949) translate (15.437cm 15.038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line draw:style-name="gr34" draw:text-style-name="P3" draw:layer="layout" svg:x1="3.988cm" svg:y1="24.436cm" svg:x2="5.065cm" svg:y2="25.287cm">
          <text:p/>
        </draw:line>
        <draw:line draw:style-name="gr34" draw:text-style-name="P3" draw:layer="layout" svg:x1="4.498cm" svg:y1="26.307cm" svg:x2="5.027cm" svg:y2="25.362cm">
          <text:p/>
        </draw:line>
        <draw:line draw:style-name="gr18" draw:text-style-name="P3" draw:layer="layout" svg:x1="1.075cm" svg:y1="4.427cm" svg:x2="2.316cm" svg:y2="4.427cm">
          <text:p/>
        </draw:line>
        <draw:line draw:style-name="gr18" draw:text-style-name="P3" draw:layer="layout" svg:x1="6.775cm" svg:y1="4.427cm" svg:x2="8.016cm" svg:y2="4.427cm">
          <text:p/>
        </draw:line>
        <draw:line draw:style-name="gr18" draw:text-style-name="P3" draw:layer="layout" svg:x1="4.452cm" svg:y1="1.022cm" svg:x2="4.452cm" svg:y2="2.263cm">
          <text:p/>
        </draw:line>
        <draw:line draw:style-name="gr18" draw:text-style-name="P3" draw:layer="layout" svg:x1="4.452cm" svg:y1="6.636cm" svg:x2="4.452cm" svg:y2="7.877cm">
          <text:p/>
        </draw:line>
        <draw:custom-shape draw:style-name="gr35" draw:text-style-name="P3" draw:layer="layout" svg:width="2.899cm" svg:height="2.245cm" svg:x="3.437cm" svg:y="3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778cm" svg:height="1.848cm" svg:x="3.499cm" svg:y="3.4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962cm" svg:height="0.379cm" svg:x="3.881cm" svg:y="2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0.239cm" svg:height="1.187cm" draw:transform="rotate (-1.5707963267949) translate (4.985cm 3.163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0.905cm" svg:height="0.346cm" draw:transform="rotate (-1.5707963267949) translate (3.644cm 4.02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433cm" svg:height="1.085cm" draw:transform="rotate (-3.14159265358979) translate (4.898cm 4.986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549cm" svg:y1="2.363cm" svg:x2="2.378cm" svg:y2="6.527cm">
            <text:p/>
          </draw:line>
          <draw:custom-shape draw:style-name="gr5" draw:text-style-name="P3" draw:layer="measurelines" svg:width="4.173cm" svg:height="4.162cm" svg:x="2.377cm" svg:y="2.3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379cm" svg:y1="2.368cm" svg:x2="6.551cm" svg:y2="6.53cm">
            <text:p/>
          </draw:line>
        </draw:g>
        <draw:line draw:style-name="gr18" draw:text-style-name="P3" draw:layer="measurelines" svg:x1="1.222cm" svg:y1="11.435cm" svg:x2="2.463cm" svg:y2="11.435cm">
          <text:p/>
        </draw:line>
        <draw:line draw:style-name="gr18" draw:text-style-name="P3" draw:layer="measurelines" svg:x1="6.922cm" svg:y1="11.435cm" svg:x2="8.163cm" svg:y2="11.435cm">
          <text:p/>
        </draw:line>
        <draw:line draw:style-name="gr18" draw:text-style-name="P3" draw:layer="measurelines" svg:x1="4.599cm" svg:y1="8.03cm" svg:x2="4.599cm" svg:y2="9.271cm">
          <text:p/>
        </draw:line>
        <draw:line draw:style-name="gr18" draw:text-style-name="P3" draw:layer="measurelines" svg:x1="4.599cm" svg:y1="13.644cm" svg:x2="4.599cm" svg:y2="14.885cm">
          <text:p/>
        </draw:line>
        <draw:custom-shape draw:style-name="gr35" draw:text-style-name="P3" draw:layer="measurelines" svg:width="2.899cm" svg:height="2.245cm" svg:x="3.584cm" svg:y="1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3.646cm" svg:y="10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4.02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5.132cm 10.17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measurelines" svg:width="0.905cm" svg:height="0.346cm" draw:transform="rotate (-1.5707963267949) translate (3.791cm 11.029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measurelines" svg:width="2.433cm" svg:height="1.085cm" draw:transform="rotate (-3.14159265358979) translate (5.027cm 11.994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696cm" svg:y1="9.371cm" svg:x2="2.525cm" svg:y2="13.535cm">
            <text:p/>
          </draw:line>
          <draw:custom-shape draw:style-name="gr5" draw:text-style-name="P3" draw:layer="measurelines" svg:width="4.173cm" svg:height="4.162cm" svg:x="2.524cm" svg:y="9.3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526cm" svg:y1="9.376cm" svg:x2="6.698cm" svg:y2="13.538cm">
            <text:p/>
          </draw:line>
        </draw:g>
        <draw:line draw:style-name="gr18" draw:text-style-name="P3" draw:layer="measurelines" svg:x1="8.696cm" svg:y1="4.45cm" svg:x2="9.937cm" svg:y2="4.45cm">
          <text:p/>
        </draw:line>
        <draw:line draw:style-name="gr18" draw:text-style-name="P3" draw:layer="measurelines" svg:x1="14.396cm" svg:y1="4.45cm" svg:x2="15.637cm" svg:y2="4.45cm">
          <text:p/>
        </draw:line>
        <draw:line draw:style-name="gr18" draw:text-style-name="P3" draw:layer="measurelines" svg:x1="12.073cm" svg:y1="1.045cm" svg:x2="12.073cm" svg:y2="2.286cm">
          <text:p/>
        </draw:line>
        <draw:line draw:style-name="gr18" draw:text-style-name="P3" draw:layer="measurelines" svg:x1="12.073cm" svg:y1="6.659cm" svg:x2="12.073cm" svg:y2="7.9cm">
          <text:p/>
        </draw:line>
        <draw:custom-shape draw:style-name="gr35" draw:text-style-name="P3" draw:layer="measurelines" svg:width="2.899cm" svg:height="2.245cm" svg:x="11.058cm" svg:y="3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11.12cm" svg:y="3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11.502cm" svg:y="2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12.606cm 3.186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measurelines" svg:width="0.905cm" svg:height="0.346cm" draw:transform="rotate (-1.5707963267949) translate (11.265cm 4.044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measurelines" svg:width="2.433cm" svg:height="1.085cm" draw:transform="rotate (-3.14159265358979) translate (12.519cm 5.009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8.843cm" svg:y1="11.458cm" svg:x2="10.084cm" svg:y2="11.458cm">
          <text:p/>
        </draw:line>
        <draw:line draw:style-name="gr18" draw:text-style-name="P3" draw:layer="measurelines" svg:x1="14.543cm" svg:y1="11.458cm" svg:x2="15.784cm" svg:y2="11.458cm">
          <text:p/>
        </draw:line>
        <draw:line draw:style-name="gr18" draw:text-style-name="P3" draw:layer="measurelines" svg:x1="12.22cm" svg:y1="8.053cm" svg:x2="12.22cm" svg:y2="9.294cm">
          <text:p/>
        </draw:line>
        <draw:line draw:style-name="gr18" draw:text-style-name="P3" draw:layer="measurelines" svg:x1="12.22cm" svg:y1="13.667cm" svg:x2="12.22cm" svg:y2="14.908cm">
          <text:p/>
        </draw:line>
        <draw:custom-shape draw:style-name="gr35" draw:text-style-name="P3" draw:layer="measurelines" svg:width="2.899cm" svg:height="2.245cm" svg:x="11.205cm" svg:y="10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11.267cm" svg:y="10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11.649cm" svg:y="9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12.753cm 10.194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measurelines" svg:width="0.905cm" svg:height="0.346cm" draw:transform="rotate (-1.5707963267949) translate (11.412cm 11.052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measurelines" svg:width="2.433cm" svg:height="1.085cm" draw:transform="rotate (-3.14159265358979) translate (12.648cm 12.017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1.12cm" svg:y1="18.786cm" svg:x2="2.361cm" svg:y2="18.786cm">
          <text:p/>
        </draw:line>
        <draw:line draw:style-name="gr18" draw:text-style-name="P3" draw:layer="measurelines" svg:x1="6.82cm" svg:y1="18.786cm" svg:x2="8.061cm" svg:y2="18.786cm">
          <text:p/>
        </draw:line>
        <draw:line draw:style-name="gr18" draw:text-style-name="P3" draw:layer="measurelines" svg:x1="4.497cm" svg:y1="15.381cm" svg:x2="4.497cm" svg:y2="16.622cm">
          <text:p/>
        </draw:line>
        <draw:line draw:style-name="gr18" draw:text-style-name="P3" draw:layer="measurelines" svg:x1="4.497cm" svg:y1="20.995cm" svg:x2="4.497cm" svg:y2="22.236cm">
          <text:p/>
        </draw:line>
        <draw:custom-shape draw:style-name="gr35" draw:text-style-name="P3" draw:layer="measurelines" svg:width="2.899cm" svg:height="2.245cm" svg:x="3.482cm" svg:y="17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3.544cm" svg:y="17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3.926cm" svg:y="17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5.03cm 17.522cm)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measurelines" svg:x1="6.594cm" svg:y1="16.722cm" svg:x2="2.423cm" svg:y2="20.886cm">
            <text:p/>
          </draw:line>
          <draw:custom-shape draw:style-name="gr5" draw:text-style-name="P3" draw:layer="measurelines" svg:width="4.173cm" svg:height="4.162cm" svg:x="2.422cm" svg:y="16.7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424cm" svg:y1="16.727cm" svg:x2="6.596cm" svg:y2="20.889cm">
            <text:p/>
          </draw:line>
        </draw:g>
        <draw:custom-shape draw:style-name="gr41" draw:text-style-name="P8" draw:layer="measurelines" svg:width="1.447cm" svg:height="1.52cm" draw:transform="rotate (-1.5707963267949) translate (4.437cm 18.824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measurelines" svg:width="1.738cm" svg:height="3.172cm" svg:x="2.485cm" svg:y="18.319cm">
          <draw:text-box>
            <text:p><text:span text:style-name="T2">+</text:span></text:p>
          </draw:text-box>
        </draw:frame>
        <draw:line draw:style-name="gr18" draw:text-style-name="P3" draw:layer="measurelines" svg:x1="8.927cm" svg:y1="18.675cm" svg:x2="10.168cm" svg:y2="18.675cm">
          <text:p/>
        </draw:line>
        <draw:line draw:style-name="gr18" draw:text-style-name="P3" draw:layer="measurelines" svg:x1="14.627cm" svg:y1="18.675cm" svg:x2="15.868cm" svg:y2="18.675cm">
          <text:p/>
        </draw:line>
        <draw:line draw:style-name="gr18" draw:text-style-name="P3" draw:layer="measurelines" svg:x1="12.304cm" svg:y1="15.27cm" svg:x2="12.304cm" svg:y2="16.511cm">
          <text:p/>
        </draw:line>
        <draw:line draw:style-name="gr18" draw:text-style-name="P3" draw:layer="measurelines" svg:x1="12.304cm" svg:y1="20.884cm" svg:x2="12.304cm" svg:y2="22.125cm">
          <text:p/>
        </draw:line>
        <draw:custom-shape draw:style-name="gr35" draw:text-style-name="P3" draw:layer="measurelines" svg:width="2.899cm" svg:height="2.245cm" svg:x="11.289cm" svg:y="17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measurelines" svg:width="2.778cm" svg:height="1.848cm" svg:x="11.351cm" svg:y="17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measurelines" svg:width="0.962cm" svg:height="0.379cm" svg:x="11.733cm" svg:y="17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measurelines" svg:width="0.239cm" svg:height="1.187cm" draw:transform="rotate (-1.5707963267949) translate (12.837cm 17.411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measurelines" svg:width="1.447cm" svg:height="1.52cm" draw:transform="rotate (-1.5707963267949) translate (12.244cm 18.713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measurelines" svg:width="1.738cm" svg:height="3.172cm" svg:x="10.292cm" svg:y="18.208cm">
          <draw:text-box>
            <text:p><text:span text:style-name="T2">+</text:span></text:p>
          </draw:text-box>
        </draw:fram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3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4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3.914cm" svg:y1="27.364cm" svg:x2="3.914cm" svg:y2="28.605cm">
          <text:p/>
        </draw:line>
        <draw:custom-shape draw:style-name="gr41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4" draw:text-style-name="P3" draw:layer="layout" svg:x1="11.983cm" svg:y1="24.381cm" svg:x2="13.06cm" svg:y2="25.232cm">
          <text:p/>
        </draw:line>
        <draw:line draw:style-name="gr34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3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11.909cm" svg:y1="27.309cm" svg:x2="11.909cm" svg:y2="28.55cm">
          <text:p/>
        </draw:line>
        <draw:custom-shape draw:style-name="gr41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.738cm" svg:height="3.172cm" svg:x="9.897cm" svg:y="24.368cm">
          <draw:text-box>
            <text:p><text:span text:style-name="T2">+</text:span></text:p>
          </draw:text-box>
        </draw:frame>
      </draw:page>
      <draw:page draw:name="page8" draw:style-name="dp1" draw:master-page-name="Default">
        <draw:line draw:style-name="gr18" draw:text-style-name="P3" draw:layer="layout" svg:x1="1.075cm" svg:y1="4.427cm" svg:x2="2.316cm" svg:y2="4.427cm">
          <text:p/>
        </draw:line>
        <draw:line draw:style-name="gr18" draw:text-style-name="P3" draw:layer="layout" svg:x1="6.775cm" svg:y1="4.427cm" svg:x2="8.016cm" svg:y2="4.427cm">
          <text:p/>
        </draw:line>
        <draw:line draw:style-name="gr18" draw:text-style-name="P3" draw:layer="layout" svg:x1="4.452cm" svg:y1="1.022cm" svg:x2="4.452cm" svg:y2="2.263cm">
          <text:p/>
        </draw:line>
        <draw:line draw:style-name="gr18" draw:text-style-name="P3" draw:layer="layout" svg:x1="4.452cm" svg:y1="6.636cm" svg:x2="4.452cm" svg:y2="7.877cm">
          <text:p/>
        </draw:line>
        <draw:custom-shape draw:style-name="gr35" draw:text-style-name="P3" draw:layer="layout" svg:width="2.899cm" svg:height="2.245cm" svg:x="3.037cm" svg:y="2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778cm" svg:height="1.848cm" svg:x="3.099cm" svg:y="3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962cm" svg:height="0.379cm" svg:x="3.481cm" svg:y="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0.239cm" svg:height="1.187cm" draw:transform="rotate (-1.5707963267949) translate (4.585cm 2.963cm)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measurelines" svg:x1="6.549cm" svg:y1="2.363cm" svg:x2="2.378cm" svg:y2="6.527cm">
            <text:p/>
          </draw:line>
          <draw:custom-shape draw:style-name="gr5" draw:text-style-name="P3" draw:layer="measurelines" svg:width="4.173cm" svg:height="4.162cm" svg:x="2.377cm" svg:y="2.3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379cm" svg:y1="2.368cm" svg:x2="6.551cm" svg:y2="6.53cm">
            <text:p/>
          </draw:line>
        </draw:g>
        <draw:custom-shape draw:style-name="gr50" draw:text-style-name="P8" draw:layer="layout" svg:width="0.926cm" svg:height="0.643cm" draw:transform="rotate (-1.5707963267949) translate (4.787cm 4.523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268cm" svg:height="1.085cm" draw:transform="rotate (1.5707963267949) translate (3.909cm 6.188cm)">
          <text:p/>
          <draw:enhanced-geometry svg:viewBox="0 0 21600 21600" draw:mirror-vertical="true" draw:text-areas="?f7 ?f0 21600 ?f2" draw:type="left-arrow" draw:modifiers="8263.02335830762 7836.4640883977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8.474cm" svg:y1="4.487cm" svg:x2="9.715cm" svg:y2="4.487cm">
          <text:p/>
        </draw:line>
        <draw:line draw:style-name="gr18" draw:text-style-name="P3" draw:layer="layout" svg:x1="14.174cm" svg:y1="4.487cm" svg:x2="15.415cm" svg:y2="4.487cm">
          <text:p/>
        </draw:line>
        <draw:line draw:style-name="gr18" draw:text-style-name="P3" draw:layer="layout" svg:x1="11.851cm" svg:y1="1.082cm" svg:x2="11.851cm" svg:y2="2.323cm">
          <text:p/>
        </draw:line>
        <draw:line draw:style-name="gr18" draw:text-style-name="P3" draw:layer="layout" svg:x1="11.851cm" svg:y1="6.696cm" svg:x2="11.851cm" svg:y2="7.937cm">
          <text:p/>
        </draw:line>
        <draw:custom-shape draw:style-name="gr35" draw:text-style-name="P3" draw:layer="layout" svg:width="2.899cm" svg:height="2.245cm" svg:x="10.436cm" svg:y="2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778cm" svg:height="1.848cm" svg:x="10.498cm" svg:y="3.3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962cm" svg:height="0.379cm" svg:x="10.88cm" svg:y="2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0.239cm" svg:height="1.187cm" draw:transform="rotate (-1.5707963267949) translate (11.984cm 3.023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0.926cm" svg:height="0.643cm" draw:transform="rotate (-1.5707963267949) translate (12.186cm 4.583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268cm" svg:height="1.085cm" draw:transform="rotate (1.5707963267949) translate (11.308cm 6.248cm)">
          <text:p/>
          <draw:enhanced-geometry svg:viewBox="0 0 21600 21600" draw:mirror-vertical="true" draw:text-areas="?f7 ?f0 21600 ?f2" draw:type="left-arrow" draw:modifiers="8263.02335830762 7836.4640883977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1.085cm" svg:y1="11.493cm" svg:x2="2.326cm" svg:y2="11.493cm">
          <text:p/>
        </draw:line>
        <draw:line draw:style-name="gr18" draw:text-style-name="P3" draw:layer="layout" svg:x1="6.785cm" svg:y1="11.493cm" svg:x2="8.026cm" svg:y2="11.493cm">
          <text:p/>
        </draw:line>
        <draw:line draw:style-name="gr18" draw:text-style-name="P3" draw:layer="layout" svg:x1="4.462cm" svg:y1="8.088cm" svg:x2="4.462cm" svg:y2="9.329cm">
          <text:p/>
        </draw:line>
        <draw:line draw:style-name="gr18" draw:text-style-name="P3" draw:layer="layout" svg:x1="4.462cm" svg:y1="13.702cm" svg:x2="4.462cm" svg:y2="14.943cm">
          <text:p/>
        </draw:line>
        <draw:custom-shape draw:style-name="gr35" draw:text-style-name="P3" draw:layer="layout" svg:width="2.899cm" svg:height="2.245cm" svg:x="3.047cm" svg:y="9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778cm" svg:height="1.848cm" svg:x="3.109cm" svg:y="10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962cm" svg:height="0.379cm" svg:x="3.491cm" svg:y="9.7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0.239cm" svg:height="1.187cm" draw:transform="rotate (-1.5707963267949) translate (4.595cm 10.029cm)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6.559cm" svg:y1="9.429cm" svg:x2="2.388cm" svg:y2="13.593cm">
            <text:p/>
          </draw:line>
          <draw:custom-shape draw:style-name="gr5" draw:text-style-name="P3" draw:layer="layout" svg:width="4.173cm" svg:height="4.162cm" svg:x="2.387cm" svg:y="9.43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389cm" svg:y1="9.434cm" svg:x2="6.561cm" svg:y2="13.596cm">
            <text:p/>
          </draw:line>
        </draw:g>
        <draw:custom-shape draw:style-name="gr50" draw:text-style-name="P8" draw:layer="layout" svg:width="0.926cm" svg:height="0.643cm" draw:transform="rotate (-1.5707963267949) translate (4.797cm 11.589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268cm" svg:height="1.085cm" draw:transform="rotate (1.5707963267949) translate (3.919cm 13.454cm)">
          <text:p/>
          <draw:enhanced-geometry svg:viewBox="0 0 21600 21600" draw:mirror-vertical="false" draw:text-areas="?f7 ?f0 21600 ?f2" draw:type="left-arrow" draw:modifiers="8263.02335830762 7836.4640883977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8.497cm" svg:y1="11.485cm" svg:x2="9.738cm" svg:y2="11.485cm">
          <text:p/>
        </draw:line>
        <draw:line draw:style-name="gr18" draw:text-style-name="P3" draw:layer="layout" svg:x1="14.197cm" svg:y1="11.485cm" svg:x2="15.438cm" svg:y2="11.485cm">
          <text:p/>
        </draw:line>
        <draw:line draw:style-name="gr18" draw:text-style-name="P3" draw:layer="layout" svg:x1="11.874cm" svg:y1="8.08cm" svg:x2="11.874cm" svg:y2="9.321cm">
          <text:p/>
        </draw:line>
        <draw:line draw:style-name="gr18" draw:text-style-name="P3" draw:layer="layout" svg:x1="11.874cm" svg:y1="13.694cm" svg:x2="11.874cm" svg:y2="14.935cm">
          <text:p/>
        </draw:line>
        <draw:custom-shape draw:style-name="gr35" draw:text-style-name="P3" draw:layer="layout" svg:width="2.899cm" svg:height="2.245cm" svg:x="10.459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2.778cm" svg:height="1.848cm" svg:x="10.521cm" svg:y="10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962cm" svg:height="0.379cm" svg:x="10.90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0.239cm" svg:height="1.187cm" draw:transform="rotate (-1.5707963267949) translate (12.007cm 10.021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0.926cm" svg:height="0.643cm" draw:transform="rotate (-1.5707963267949) translate (12.209cm 11.581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.268cm" svg:height="1.085cm" draw:transform="rotate (1.5707963267949) translate (11.331cm 13.446cm)">
          <text:p/>
          <draw:enhanced-geometry svg:viewBox="0 0 21600 21600" draw:mirror-vertical="false" draw:text-areas="?f7 ?f0 21600 ?f2" draw:type="left-arrow" draw:modifiers="8263.02335830762 7836.4640883977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line draw:style-name="gr34" draw:text-style-name="P3" draw:layer="layout" svg:x1="3.988cm" svg:y1="24.436cm" svg:x2="5.065cm" svg:y2="25.287cm">
          <text:p/>
        </draw:line>
        <draw:line draw:style-name="gr34" draw:text-style-name="P3" draw:layer="layout" svg:x1="4.498cm" svg:y1="26.307cm" svg:x2="5.027cm" svg:y2="25.362cm">
          <text:p/>
        </draw:lin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3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7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4" draw:text-style-name="P3" draw:layer="layout" svg:x1="11.983cm" svg:y1="24.381cm" svg:x2="13.06cm" svg:y2="25.232cm">
          <text:p/>
        </draw:line>
        <draw:line draw:style-name="gr34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3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1.738cm" svg:height="3.172cm" svg:x="9.897cm" svg:y="24.368cm">
          <draw:text-box>
            <text:p><text:span text:style-name="T2">+</text:span></text:p>
          </draw:text-box>
        </draw:frame>
        <draw:line draw:style-name="gr34" draw:text-style-name="P3" draw:layer="layout" svg:x1="3.895cm" svg:y1="17.393cm" svg:x2="4.972cm" svg:y2="18.244cm">
          <text:p/>
        </draw:line>
        <draw:line draw:style-name="gr34" draw:text-style-name="P3" draw:layer="layout" svg:x1="4.405cm" svg:y1="19.264cm" svg:x2="4.934cm" svg:y2="18.319cm">
          <text:p/>
        </draw:line>
        <draw:line draw:style-name="gr18" draw:text-style-name="P3" draw:layer="layout" svg:x1="0.629cm" svg:y1="18.173cm" svg:x2="1.87cm" svg:y2="18.173cm">
          <text:p/>
        </draw:line>
        <draw:line draw:style-name="gr18" draw:text-style-name="P3" draw:layer="layout" svg:x1="6.329cm" svg:y1="18.173cm" svg:x2="7.57cm" svg:y2="18.173cm">
          <text:p/>
        </draw:line>
        <draw:line draw:style-name="gr18" draw:text-style-name="P3" draw:layer="layout" svg:x1="4.006cm" svg:y1="14.768cm" svg:x2="4.006cm" svg:y2="16.009cm">
          <text:p/>
        </draw:line>
        <draw:line draw:style-name="gr18" draw:text-style-name="P3" draw:layer="layout" svg:x1="4.006cm" svg:y1="20.382cm" svg:x2="4.006cm" svg:y2="21.623cm">
          <text:p/>
        </draw:line>
        <draw:custom-shape draw:style-name="gr43" draw:text-style-name="P3" draw:layer="layout" svg:width="2.778cm" svg:height="3.402cm" svg:x="3.033cm" svg:y="16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03cm" svg:y1="16.109cm" svg:x2="1.932cm" svg:y2="20.273cm">
            <text:p/>
          </draw:line>
          <draw:custom-shape draw:style-name="gr5" draw:text-style-name="P3" draw:layer="layout" svg:width="4.173cm" svg:height="4.162cm" svg:x="1.931cm" svg:y="16.1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933cm" svg:y1="16.114cm" svg:x2="6.105cm" svg:y2="20.276cm">
            <text:p/>
          </draw:line>
        </draw:g>
        <draw:custom-shape draw:style-name="gr47" draw:text-style-name="P8" draw:layer="layout" svg:width="0.946cm" svg:height="0.946cm" svg:x="3.403cm" svg:y="16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3.574cm" svg:y="1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4.481cm" svg:y="17.9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8" draw:layer="layout" svg:width="1.787cm" svg:height="1.803cm" draw:transform="rotate (-1.5707963267949) translate (4.12cm 17.716cm)">
          <text:p/>
          <draw:enhanced-geometry svg:viewBox="0 0 21600 21600" draw:type="rectangle" draw:enhanced-path="M 0 0 L 21600 0 21600 21600 0 21600 0 0 Z N"/>
        </draw:custom-shape>
        <draw:frame draw:style-name="gr54" draw:text-style-name="P12" draw:layer="layout" svg:width="1.738cm" svg:height="4.967cm" draw:transform="rotate (-0.785398163397449) translate (3.846cm 15.888cm)">
          <draw:text-box>
            <text:p><text:span text:style-name="T3">+</text:span></text:p>
          </draw:text-box>
        </draw:frame>
        <draw:line draw:style-name="gr34" draw:text-style-name="P3" draw:layer="layout" svg:x1="11.959cm" svg:y1="17.338cm" svg:x2="13.036cm" svg:y2="18.189cm">
          <text:p/>
        </draw:line>
        <draw:line draw:style-name="gr34" draw:text-style-name="P3" draw:layer="layout" svg:x1="12.469cm" svg:y1="19.209cm" svg:x2="12.998cm" svg:y2="18.264cm">
          <text:p/>
        </draw:line>
        <draw:line draw:style-name="gr18" draw:text-style-name="P3" draw:layer="layout" svg:x1="8.693cm" svg:y1="18.118cm" svg:x2="9.934cm" svg:y2="18.118cm">
          <text:p/>
        </draw:line>
        <draw:line draw:style-name="gr18" draw:text-style-name="P3" draw:layer="layout" svg:x1="14.393cm" svg:y1="18.118cm" svg:x2="15.634cm" svg:y2="18.118cm">
          <text:p/>
        </draw:line>
        <draw:line draw:style-name="gr18" draw:text-style-name="P3" draw:layer="layout" svg:x1="12.07cm" svg:y1="14.713cm" svg:x2="12.07cm" svg:y2="15.954cm">
          <text:p/>
        </draw:line>
        <draw:line draw:style-name="gr18" draw:text-style-name="P3" draw:layer="layout" svg:x1="12.07cm" svg:y1="20.327cm" svg:x2="12.07cm" svg:y2="21.568cm">
          <text:p/>
        </draw:line>
        <draw:custom-shape draw:style-name="gr43" draw:text-style-name="P3" draw:layer="layout" svg:width="2.778cm" svg:height="3.402cm" svg:x="11.097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1.467cm" svg:y="16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638cm" svg:y="18.94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545cm" svg:y="17.84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8" draw:layer="layout" svg:width="1.787cm" svg:height="1.803cm" draw:transform="rotate (-1.5707963267949) translate (12.184cm 17.661cm)">
          <text:p/>
          <draw:enhanced-geometry svg:viewBox="0 0 21600 21600" draw:type="rectangle" draw:enhanced-path="M 0 0 L 21600 0 21600 21600 0 21600 0 0 Z N"/>
        </draw:custom-shape>
        <draw:frame draw:style-name="gr54" draw:text-style-name="P12" draw:layer="layout" svg:width="1.738cm" svg:height="4.967cm" draw:transform="rotate (-0.785398163397449) translate (11.91cm 15.833cm)">
          <draw:text-box>
            <text:p><text:span text:style-name="T3">+</text:span></text:p>
          </draw:text-box>
        </draw:frame>
        <draw:line draw:style-name="gr18" draw:text-style-name="P3" draw:layer="layout" svg:x1="0.912cm" svg:y1="11.522cm" svg:x2="2.153cm" svg:y2="11.522cm">
          <text:p/>
        </draw:line>
        <draw:line draw:style-name="gr18" draw:text-style-name="P3" draw:layer="layout" svg:x1="6.612cm" svg:y1="11.522cm" svg:x2="7.853cm" svg:y2="11.522cm">
          <text:p/>
        </draw:line>
        <draw:line draw:style-name="gr18" draw:text-style-name="P3" draw:layer="layout" svg:x1="4.289cm" svg:y1="8.117cm" svg:x2="4.289cm" svg:y2="9.358cm">
          <text:p/>
        </draw:line>
        <draw:line draw:style-name="gr18" draw:text-style-name="P3" draw:layer="layout" svg:x1="4.289cm" svg:y1="13.731cm" svg:x2="4.289cm" svg:y2="14.972cm">
          <text:p/>
        </draw:line>
        <draw:g>
          <draw:line draw:style-name="gr4" draw:text-style-name="P3" draw:layer="layout" svg:x1="6.386cm" svg:y1="9.458cm" svg:x2="2.215cm" svg:y2="13.622cm">
            <text:p/>
          </draw:line>
          <draw:custom-shape draw:style-name="gr5" draw:text-style-name="P3" draw:layer="layout" svg:width="4.173cm" svg:height="4.162cm" svg:x="2.214cm" svg:y="9.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216cm" svg:y1="9.463cm" svg:x2="6.388cm" svg:y2="13.625cm">
            <text:p/>
          </draw:line>
        </draw:g>
        <draw:g>
          <draw:custom-shape draw:style-name="gr55" draw:text-style-name="P2" draw:layer="layout" svg:width="2.034cm" svg:height="2.491cm" svg:x="4.068cm" svg:y="9.7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4.699cm" svg:y1="10.373cm" svg:x2="5.488cm" svg:y2="10.996cm">
            <text:p/>
          </draw:line>
          <draw:line draw:style-name="gr34" draw:text-style-name="P3" draw:layer="layout" svg:x1="5.073cm" svg:y1="11.743cm" svg:x2="5.46cm" svg:y2="11.051cm">
            <text:p/>
          </draw:line>
          <draw:custom-shape draw:style-name="gr56" draw:text-style-name="P8" draw:layer="layout" svg:width="0.693cm" svg:height="0.693cm" svg:x="4.339cm" svg:y="9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26cm" svg:height="0.456cm" svg:x="4.464cm" svg:y="11.5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8" draw:layer="layout" svg:width="0.72cm" svg:height="0.484cm" svg:x="5.128cm" svg:y="10.7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1.121cm" svg:y1="4.506cm" svg:x2="2.362cm" svg:y2="4.506cm">
          <text:p/>
        </draw:line>
        <draw:line draw:style-name="gr18" draw:text-style-name="P3" draw:layer="layout" svg:x1="6.821cm" svg:y1="4.506cm" svg:x2="8.062cm" svg:y2="4.506cm">
          <text:p/>
        </draw:line>
        <draw:line draw:style-name="gr18" draw:text-style-name="P3" draw:layer="layout" svg:x1="4.498cm" svg:y1="1.101cm" svg:x2="4.498cm" svg:y2="2.342cm">
          <text:p/>
        </draw:line>
        <draw:line draw:style-name="gr18" draw:text-style-name="P3" draw:layer="layout" svg:x1="4.498cm" svg:y1="6.715cm" svg:x2="4.498cm" svg:y2="7.956cm">
          <text:p/>
        </draw:line>
        <draw:g>
          <draw:line draw:style-name="gr4" draw:text-style-name="P3" draw:layer="layout" svg:x1="6.595cm" svg:y1="2.442cm" svg:x2="2.424cm" svg:y2="6.606cm">
            <text:p/>
          </draw:line>
          <draw:custom-shape draw:style-name="gr5" draw:text-style-name="P3" draw:layer="layout" svg:width="4.173cm" svg:height="4.162cm" svg:x="2.423cm" svg:y="2.44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425cm" svg:y1="2.447cm" svg:x2="6.597cm" svg:y2="6.609cm">
            <text:p/>
          </draw:line>
        </draw:g>
        <draw:g>
          <draw:custom-shape draw:style-name="gr59" draw:text-style-name="P2" draw:layer="layout" svg:width="1.621cm" svg:height="1.985cm" svg:x="4.69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5.193cm" svg:y1="3.428cm" svg:x2="5.821cm" svg:y2="3.925cm">
            <text:p/>
          </draw:line>
          <draw:line draw:style-name="gr34" draw:text-style-name="P3" draw:layer="layout" svg:x1="5.491cm" svg:y1="4.519cm" svg:x2="5.8cm" svg:y2="3.968cm">
            <text:p/>
          </draw:line>
          <draw:custom-shape draw:style-name="gr60" draw:text-style-name="P8" draw:layer="layout" svg:width="0.552cm" svg:height="0.553cm" svg:x="4.906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8" draw:layer="layout" svg:width="1.004cm" svg:height="0.363cm" svg:x="5.006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8" draw:layer="layout" svg:width="0.574cm" svg:height="0.385cm" svg:x="5.535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9" draw:text-style-name="P2" draw:layer="layout" svg:width="1.621cm" svg:height="1.985cm" svg:x="2.701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3.204cm" svg:y1="3.428cm" svg:x2="3.832cm" svg:y2="3.925cm">
            <text:p/>
          </draw:line>
          <draw:line draw:style-name="gr34" draw:text-style-name="P3" draw:layer="layout" svg:x1="3.502cm" svg:y1="4.519cm" svg:x2="3.811cm" svg:y2="3.968cm">
            <text:p/>
          </draw:line>
          <draw:custom-shape draw:style-name="gr60" draw:text-style-name="P8" draw:layer="layout" svg:width="0.552cm" svg:height="0.553cm" svg:x="2.917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8" draw:layer="layout" svg:width="1.004cm" svg:height="0.363cm" svg:x="3.017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8" draw:layer="layout" svg:width="0.574cm" svg:height="0.385cm" svg:x="3.546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62" draw:text-style-name="P3" draw:layer="layout" svg:x1="3.644cm" svg:y1="5.159cm" svg:x2="4.46cm" svg:y2="5.453cm">
          <text:p/>
        </draw:line>
        <draw:line draw:style-name="gr62" draw:text-style-name="P3" draw:layer="layout" svg:x1="5.362cm" svg:y1="5.158cm" svg:x2="4.517cm" svg:y2="5.462cm">
          <text:p/>
        </draw:line>
        <draw:line draw:style-name="gr62" draw:text-style-name="P3" draw:layer="layout" svg:x1="4.502cm" svg:y1="5.481cm" svg:x2="4.502cm" svg:y2="6.161cm">
          <text:p/>
        </draw:line>
        <draw:custom-shape draw:style-name="gr63" draw:text-style-name="P2" draw:layer="layout" svg:width="2.429cm" svg:height="2.975cm" svg:x="2.732cm" svg:y="10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2" draw:layer="layout" svg:width="2.429cm" svg:height="2.975cm" svg:x="2.617cm" svg:y="10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3.371cm" svg:y1="11.173cm" svg:x2="4.313cm" svg:y2="11.917cm">
            <text:p/>
          </draw:line>
          <draw:line draw:style-name="gr34" draw:text-style-name="P3" draw:layer="layout" svg:x1="3.817cm" svg:y1="12.809cm" svg:x2="4.28cm" svg:y2="11.983cm">
            <text:p/>
          </draw:line>
          <draw:custom-shape draw:style-name="gr65" draw:text-style-name="P8" draw:layer="layout" svg:width="0.827cm" svg:height="0.828cm" svg:x="2.941cm" svg:y="1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8" draw:layer="layout" svg:width="1.504cm" svg:height="0.545cm" svg:x="3.09cm" svg:y="12.578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8" draw:layer="layout" svg:width="0.86cm" svg:height="0.578cm" svg:x="3.883cm" svg:y="11.6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8.535cm" svg:y1="11.505cm" svg:x2="9.776cm" svg:y2="11.505cm">
          <text:p/>
        </draw:line>
        <draw:line draw:style-name="gr18" draw:text-style-name="P3" draw:layer="layout" svg:x1="14.235cm" svg:y1="11.505cm" svg:x2="15.476cm" svg:y2="11.505cm">
          <text:p/>
        </draw:line>
        <draw:line draw:style-name="gr18" draw:text-style-name="P3" draw:layer="layout" svg:x1="11.912cm" svg:y1="8.1cm" svg:x2="11.912cm" svg:y2="9.341cm">
          <text:p/>
        </draw:line>
        <draw:line draw:style-name="gr18" draw:text-style-name="P3" draw:layer="layout" svg:x1="11.912cm" svg:y1="13.714cm" svg:x2="11.912cm" svg:y2="14.955cm">
          <text:p/>
        </draw:line>
        <draw:g>
          <draw:custom-shape draw:style-name="gr55" draw:text-style-name="P2" draw:layer="layout" svg:width="2.034cm" svg:height="2.491cm" svg:x="11.691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2.322cm" svg:y1="10.356cm" svg:x2="13.111cm" svg:y2="10.979cm">
            <text:p/>
          </draw:line>
          <draw:line draw:style-name="gr34" draw:text-style-name="P3" draw:layer="layout" svg:x1="12.696cm" svg:y1="11.726cm" svg:x2="13.083cm" svg:y2="11.034cm">
            <text:p/>
          </draw:line>
          <draw:custom-shape draw:style-name="gr56" draw:text-style-name="P8" draw:layer="layout" svg:width="0.693cm" svg:height="0.693cm" svg:x="11.962cm" svg:y="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26cm" svg:height="0.456cm" svg:x="12.087cm" svg:y="11.533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8" draw:layer="layout" svg:width="0.72cm" svg:height="0.484cm" svg:x="12.751cm" svg:y="10.73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3" draw:text-style-name="P2" draw:layer="layout" svg:width="2.429cm" svg:height="2.975cm" svg:x="10.355cm" svg:y="10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2" draw:layer="layout" svg:width="2.429cm" svg:height="2.975cm" svg:x="10.24cm" svg:y="10.3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0.994cm" svg:y1="11.156cm" svg:x2="11.936cm" svg:y2="11.9cm">
            <text:p/>
          </draw:line>
          <draw:line draw:style-name="gr34" draw:text-style-name="P3" draw:layer="layout" svg:x1="11.44cm" svg:y1="12.792cm" svg:x2="11.903cm" svg:y2="11.966cm">
            <text:p/>
          </draw:line>
          <draw:custom-shape draw:style-name="gr65" draw:text-style-name="P8" draw:layer="layout" svg:width="0.827cm" svg:height="0.828cm" svg:x="10.564cm" svg:y="10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8" draw:layer="layout" svg:width="1.504cm" svg:height="0.545cm" svg:x="10.713cm" svg:y="12.56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8" draw:layer="layout" svg:width="0.86cm" svg:height="0.578cm" svg:x="11.506cm" svg:y="11.6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8" draw:text-style-name="P1" draw:layer="layout" svg:width="0.898cm" svg:height="0.671cm" draw:transform="rotate (-3.14159265358979) translate (4.956cm 6.5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9.448cm" svg:y1="4.377cm" svg:x2="10.689cm" svg:y2="4.377cm">
          <text:p/>
        </draw:line>
        <draw:line draw:style-name="gr18" draw:text-style-name="P3" draw:layer="layout" svg:x1="15.148cm" svg:y1="4.377cm" svg:x2="16.389cm" svg:y2="4.377cm">
          <text:p/>
        </draw:line>
        <draw:line draw:style-name="gr18" draw:text-style-name="P3" draw:layer="layout" svg:x1="12.825cm" svg:y1="0.972cm" svg:x2="12.825cm" svg:y2="2.213cm">
          <text:p/>
        </draw:line>
        <draw:line draw:style-name="gr18" draw:text-style-name="P3" draw:layer="layout" svg:x1="12.825cm" svg:y1="6.586cm" svg:x2="12.825cm" svg:y2="7.827cm">
          <text:p/>
        </draw:line>
        <draw:g>
          <draw:custom-shape draw:style-name="gr59" draw:text-style-name="P2" draw:layer="layout" svg:width="1.621cm" svg:height="1.985cm" svg:x="13.017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3.52cm" svg:y1="3.299cm" svg:x2="14.148cm" svg:y2="3.796cm">
            <text:p/>
          </draw:line>
          <draw:line draw:style-name="gr34" draw:text-style-name="P3" draw:layer="layout" svg:x1="13.818cm" svg:y1="4.39cm" svg:x2="14.127cm" svg:y2="3.839cm">
            <text:p/>
          </draw:line>
          <draw:custom-shape draw:style-name="gr60" draw:text-style-name="P8" draw:layer="layout" svg:width="0.552cm" svg:height="0.553cm" svg:x="13.233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8" draw:layer="layout" svg:width="1.004cm" svg:height="0.363cm" svg:x="13.333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8" draw:layer="layout" svg:width="0.574cm" svg:height="0.385cm" svg:x="13.862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9" draw:text-style-name="P2" draw:layer="layout" svg:width="1.621cm" svg:height="1.985cm" svg:x="11.028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1.531cm" svg:y1="3.299cm" svg:x2="12.159cm" svg:y2="3.796cm">
            <text:p/>
          </draw:line>
          <draw:line draw:style-name="gr34" draw:text-style-name="P3" draw:layer="layout" svg:x1="11.829cm" svg:y1="4.39cm" svg:x2="12.138cm" svg:y2="3.839cm">
            <text:p/>
          </draw:line>
          <draw:custom-shape draw:style-name="gr60" draw:text-style-name="P8" draw:layer="layout" svg:width="0.552cm" svg:height="0.553cm" svg:x="11.244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8" draw:layer="layout" svg:width="1.004cm" svg:height="0.363cm" svg:x="11.344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8" draw:layer="layout" svg:width="0.574cm" svg:height="0.385cm" svg:x="11.873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62" draw:text-style-name="P3" draw:layer="layout" svg:x1="11.971cm" svg:y1="5.03cm" svg:x2="12.787cm" svg:y2="5.324cm">
          <text:p/>
        </draw:line>
        <draw:line draw:style-name="gr62" draw:text-style-name="P3" draw:layer="layout" svg:x1="13.689cm" svg:y1="5.029cm" svg:x2="12.844cm" svg:y2="5.333cm">
          <text:p/>
        </draw:line>
        <draw:line draw:style-name="gr62" draw:text-style-name="P3" draw:layer="layout" svg:x1="12.829cm" svg:y1="5.352cm" svg:x2="12.829cm" svg:y2="6.032cm">
          <text:p/>
        </draw:line>
        <draw:custom-shape draw:style-name="gr68" draw:text-style-name="P1" draw:layer="layout" svg:width="0.898cm" svg:height="0.671cm" draw:transform="rotate (-3.14159265358979) translate (13.283cm 6.4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0" draw:style-name="dp1" draw:master-page-name="Default">
        <draw:line draw:style-name="gr18" draw:text-style-name="P3" draw:layer="layout" svg:x1="0.7cm" svg:y1="4.388cm" svg:x2="1.941cm" svg:y2="4.388cm">
          <text:p/>
        </draw:line>
        <draw:line draw:style-name="gr18" draw:text-style-name="P3" draw:layer="layout" svg:x1="6.4cm" svg:y1="4.388cm" svg:x2="7.641cm" svg:y2="4.388cm">
          <text:p/>
        </draw:line>
        <draw:line draw:style-name="gr18" draw:text-style-name="P3" draw:layer="layout" svg:x1="4.077cm" svg:y1="0.983cm" svg:x2="4.077cm" svg:y2="2.224cm">
          <text:p/>
        </draw:line>
        <draw:line draw:style-name="gr18" draw:text-style-name="P3" draw:layer="layout" svg:x1="4.077cm" svg:y1="6.597cm" svg:x2="4.077cm" svg:y2="7.838cm">
          <text:p/>
        </draw:line>
        <draw:g>
          <draw:line draw:style-name="gr4" draw:text-style-name="P3" draw:layer="layout" svg:x1="6.174cm" svg:y1="2.324cm" svg:x2="2.003cm" svg:y2="6.488cm">
            <text:p/>
          </draw:line>
          <draw:custom-shape draw:style-name="gr5" draw:text-style-name="P3" draw:layer="layout" svg:width="4.173cm" svg:height="4.162cm" svg:x="2.002cm" svg:y="2.32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4cm" svg:y1="2.329cm" svg:x2="6.176cm" svg:y2="6.491cm">
            <text:p/>
          </draw:line>
        </draw:g>
        <draw:g>
          <draw:custom-shape draw:style-name="gr55" draw:text-style-name="P2" draw:layer="layout" svg:width="2.034cm" svg:height="2.491cm" svg:x="3.856cm" svg:y="2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3" draw:text-style-name="P2" draw:layer="layout" svg:width="2.429cm" svg:height="2.975cm" svg:x="2.52cm" svg:y="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2" draw:layer="layout" svg:width="2.429cm" svg:height="2.975cm" svg:x="2.405cm" svg:y="3.2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3.159cm" svg:y1="4.039cm" svg:x2="4.101cm" svg:y2="4.783cm">
            <text:p/>
          </draw:line>
          <draw:line draw:style-name="gr34" draw:text-style-name="P3" draw:layer="layout" svg:x1="3.605cm" svg:y1="5.675cm" svg:x2="4.068cm" svg:y2="4.849cm">
            <text:p/>
          </draw:line>
          <draw:custom-shape draw:style-name="gr65" draw:text-style-name="P8" draw:layer="layout" svg:width="0.827cm" svg:height="0.828cm" svg:x="2.729cm" svg:y="3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8" draw:layer="layout" svg:width="1.504cm" svg:height="0.545cm" svg:x="2.878cm" svg:y="5.44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8" draw:layer="layout" svg:width="0.86cm" svg:height="0.578cm" svg:x="3.671cm" svg:y="4.4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9" draw:text-style-name="P8" draw:layer="layout" svg:width="0.491cm" svg:height="0.501cm" svg:x="4.584cm" svg:y="3.57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.635cm" svg:height="0.671cm" svg:x="3.912cm" svg:y="3.50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0.705cm" svg:y1="11.616cm" svg:x2="1.946cm" svg:y2="11.616cm">
          <text:p/>
        </draw:line>
        <draw:line draw:style-name="gr18" draw:text-style-name="P3" draw:layer="layout" svg:x1="6.405cm" svg:y1="11.616cm" svg:x2="7.646cm" svg:y2="11.616cm">
          <text:p/>
        </draw:line>
        <draw:line draw:style-name="gr18" draw:text-style-name="P3" draw:layer="layout" svg:x1="4.082cm" svg:y1="8.211cm" svg:x2="4.082cm" svg:y2="9.452cm">
          <text:p/>
        </draw:line>
        <draw:line draw:style-name="gr18" draw:text-style-name="P3" draw:layer="layout" svg:x1="4.082cm" svg:y1="13.825cm" svg:x2="4.082cm" svg:y2="15.066cm">
          <text:p/>
        </draw:line>
        <draw:g>
          <draw:line draw:style-name="gr4" draw:text-style-name="P3" draw:layer="layout" svg:x1="6.179cm" svg:y1="9.552cm" svg:x2="2.008cm" svg:y2="13.716cm">
            <text:p/>
          </draw:line>
          <draw:custom-shape draw:style-name="gr5" draw:text-style-name="P3" draw:layer="layout" svg:width="4.173cm" svg:height="4.162cm" svg:x="2.007cm" svg:y="9.5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9cm" svg:y1="9.557cm" svg:x2="6.181cm" svg:y2="13.719cm">
            <text:p/>
          </draw:line>
        </draw:g>
        <draw:custom-shape draw:style-name="gr71" draw:text-style-name="P8" draw:layer="layout" svg:width="1.323cm" svg:height="1.391cm" draw:transform="rotate (-1.5707963267949) translate (9.898cm 11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2.778cm" svg:height="3.402cm" svg:x="2.297cm" svg:y="9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8" draw:layer="layout" svg:width="2.212cm" svg:height="3.855cm" svg:x="3.142cm" svg:y="9.752cm">
          <text:p/>
          <draw:enhanced-geometry svg:viewBox="0 0 21600 21600" draw:type="rectangle" draw:enhanced-path="M 0 0 L 21600 0 21600 21600 0 21600 0 0 Z N"/>
        </draw:custom-shape>
        <draw:g>
          <draw:line draw:style-name="gr34" draw:text-style-name="P3" draw:layer="layout" svg:x1="4.035cm" svg:y1="10.835cm" svg:x2="5.112cm" svg:y2="11.686cm">
            <text:p/>
          </draw:line>
          <draw:line draw:style-name="gr34" draw:text-style-name="P3" draw:layer="layout" svg:x1="4.545cm" svg:y1="12.706cm" svg:x2="5.074cm" svg:y2="11.761cm">
            <text:p/>
          </draw:line>
          <draw:custom-shape draw:style-name="gr43" draw:text-style-name="P3" draw:layer="layout" svg:width="2.778cm" svg:height="3.402cm" svg:x="3.173cm" svg:y="9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8" draw:layer="layout" svg:width="0.946cm" svg:height="0.946cm" svg:x="3.543cm" svg:y="10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8" draw:layer="layout" svg:width="1.72cm" svg:height="0.623cm" svg:x="3.714cm" svg:y="12.44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8" draw:layer="layout" svg:width="0.983cm" svg:height="0.661cm" svg:x="4.621cm" svg:y="11.34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8" draw:layer="layout" svg:width="0.905cm" svg:height="0.346cm" draw:transform="rotate (-1.5707963267949) translate (3.339cm 11.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.534cm" svg:height="1.085cm" draw:transform="rotate (-3.14159265358979) translate (4.057cm 12.265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8.39cm" svg:y1="4.368cm" svg:x2="9.631cm" svg:y2="4.368cm">
          <text:p/>
        </draw:line>
        <draw:line draw:style-name="gr18" draw:text-style-name="P3" draw:layer="layout" svg:x1="14.09cm" svg:y1="4.368cm" svg:x2="15.331cm" svg:y2="4.368cm">
          <text:p/>
        </draw:line>
        <draw:line draw:style-name="gr18" draw:text-style-name="P3" draw:layer="layout" svg:x1="11.767cm" svg:y1="0.963cm" svg:x2="11.767cm" svg:y2="2.204cm">
          <text:p/>
        </draw:line>
        <draw:line draw:style-name="gr18" draw:text-style-name="P3" draw:layer="layout" svg:x1="11.767cm" svg:y1="6.577cm" svg:x2="11.767cm" svg:y2="7.818cm">
          <text:p/>
        </draw:line>
        <draw:g>
          <draw:custom-shape draw:style-name="gr55" draw:text-style-name="P2" draw:layer="layout" svg:width="2.034cm" svg:height="2.491cm" svg:x="11.546cm" svg:y="2.5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3" draw:text-style-name="P2" draw:layer="layout" svg:width="2.429cm" svg:height="2.975cm" svg:x="10.21cm" svg:y="3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4" draw:text-style-name="P2" draw:layer="layout" svg:width="2.429cm" svg:height="2.975cm" svg:x="10.095cm" svg:y="3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4" draw:text-style-name="P3" draw:layer="layout" svg:x1="10.849cm" svg:y1="4.019cm" svg:x2="11.791cm" svg:y2="4.763cm">
            <text:p/>
          </draw:line>
          <draw:line draw:style-name="gr34" draw:text-style-name="P3" draw:layer="layout" svg:x1="11.295cm" svg:y1="5.655cm" svg:x2="11.758cm" svg:y2="4.829cm">
            <text:p/>
          </draw:line>
          <draw:custom-shape draw:style-name="gr65" draw:text-style-name="P8" draw:layer="layout" svg:width="0.827cm" svg:height="0.828cm" svg:x="10.419cm" svg:y="3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8" draw:layer="layout" svg:width="1.504cm" svg:height="0.545cm" svg:x="10.568cm" svg:y="5.42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8" draw:layer="layout" svg:width="0.86cm" svg:height="0.578cm" svg:x="11.361cm" svg:y="4.4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9" draw:text-style-name="P8" draw:layer="layout" svg:width="0.491cm" svg:height="0.501cm" svg:x="12.274cm" svg:y="3.55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635cm" svg:height="0.671cm" svg:x="11.602cm" svg:y="3.48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8.395cm" svg:y1="11.596cm" svg:x2="9.636cm" svg:y2="11.596cm">
          <text:p/>
        </draw:line>
        <draw:line draw:style-name="gr18" draw:text-style-name="P3" draw:layer="layout" svg:x1="14.095cm" svg:y1="11.596cm" svg:x2="15.336cm" svg:y2="11.596cm">
          <text:p/>
        </draw:line>
        <draw:line draw:style-name="gr18" draw:text-style-name="P3" draw:layer="layout" svg:x1="11.772cm" svg:y1="8.191cm" svg:x2="11.772cm" svg:y2="9.432cm">
          <text:p/>
        </draw:line>
        <draw:line draw:style-name="gr18" draw:text-style-name="P3" draw:layer="layout" svg:x1="11.772cm" svg:y1="13.805cm" svg:x2="11.772cm" svg:y2="15.046cm">
          <text:p/>
        </draw:line>
        <draw:custom-shape draw:style-name="gr43" draw:text-style-name="P3" draw:layer="layout" svg:width="2.778cm" svg:height="3.402cm" svg:x="9.987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8" draw:layer="layout" svg:width="2.212cm" svg:height="3.855cm" svg:x="10.832cm" svg:y="9.732cm">
          <text:p/>
          <draw:enhanced-geometry svg:viewBox="0 0 21600 21600" draw:type="rectangle" draw:enhanced-path="M 0 0 L 21600 0 21600 21600 0 21600 0 0 Z N"/>
        </draw:custom-shape>
        <draw:g>
          <draw:line draw:style-name="gr34" draw:text-style-name="P3" draw:layer="layout" svg:x1="11.725cm" svg:y1="10.815cm" svg:x2="12.802cm" svg:y2="11.666cm">
            <text:p/>
          </draw:line>
          <draw:line draw:style-name="gr34" draw:text-style-name="P3" draw:layer="layout" svg:x1="12.235cm" svg:y1="12.686cm" svg:x2="12.764cm" svg:y2="11.741cm">
            <text:p/>
          </draw:line>
          <draw:custom-shape draw:style-name="gr43" draw:text-style-name="P3" draw:layer="layout" svg:width="2.778cm" svg:height="3.402cm" svg:x="10.863cm" svg:y="9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8" draw:layer="layout" svg:width="0.946cm" svg:height="0.946cm" svg:x="11.233cm" svg:y="10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8" draw:layer="layout" svg:width="1.72cm" svg:height="0.623cm" svg:x="11.40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8" draw:layer="layout" svg:width="0.983cm" svg:height="0.661cm" svg:x="12.311cm" svg:y="11.32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8" draw:layer="layout" svg:width="0.905cm" svg:height="0.346cm" draw:transform="rotate (-1.5707963267949) translate (11.029cm 11.28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.534cm" svg:height="1.085cm" draw:transform="rotate (-3.14159265358979) translate (11.747cm 12.245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4" draw:text-style-name="P3" draw:layer="layout" svg:x1="4.027cm" svg:y1="18.415cm" svg:x2="5.104cm" svg:y2="19.266cm">
          <text:p/>
        </draw:line>
        <draw:line draw:style-name="gr34" draw:text-style-name="P3" draw:layer="layout" svg:x1="4.537cm" svg:y1="20.286cm" svg:x2="5.066cm" svg:y2="19.341cm">
          <text:p/>
        </draw:line>
        <draw:line draw:style-name="gr18" draw:text-style-name="P3" draw:layer="layout" svg:x1="0.761cm" svg:y1="19.195cm" svg:x2="2.002cm" svg:y2="19.195cm">
          <text:p/>
        </draw:line>
        <draw:line draw:style-name="gr18" draw:text-style-name="P3" draw:layer="layout" svg:x1="6.461cm" svg:y1="19.195cm" svg:x2="7.702cm" svg:y2="19.195cm">
          <text:p/>
        </draw:line>
        <draw:line draw:style-name="gr18" draw:text-style-name="P3" draw:layer="layout" svg:x1="4.138cm" svg:y1="15.79cm" svg:x2="4.138cm" svg:y2="17.031cm">
          <text:p/>
        </draw:line>
        <draw:line draw:style-name="gr18" draw:text-style-name="P3" draw:layer="layout" svg:x1="4.138cm" svg:y1="21.404cm" svg:x2="4.138cm" svg:y2="22.645cm">
          <text:p/>
        </draw:line>
        <draw:custom-shape draw:style-name="gr43" draw:text-style-name="P3" draw:layer="layout" svg:width="2.778cm" svg:height="3.402cm" svg:x="3.165cm" svg:y="17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235cm" svg:y1="17.131cm" svg:x2="2.064cm" svg:y2="21.295cm">
            <text:p/>
          </draw:line>
          <draw:custom-shape draw:style-name="gr5" draw:text-style-name="P3" draw:layer="layout" svg:width="4.173cm" svg:height="4.162cm" svg:x="2.063cm" svg:y="17.13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65cm" svg:y1="17.136cm" svg:x2="6.237cm" svg:y2="21.298cm">
            <text:p/>
          </draw:line>
        </draw:g>
        <draw:custom-shape draw:style-name="gr47" draw:text-style-name="P8" draw:layer="layout" svg:width="0.946cm" svg:height="0.946cm" svg:x="3.535cm" svg:y="17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3.706cm" svg:y="20.02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0.83cm" svg:height="0.475cm" draw:transform="skewX (0.0146607657167524) rotate (-1.5707963267949) translate (3.989cm 19.934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4.613cm" svg:y="18.9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6" draw:text-style-name="P8" draw:layer="layout" svg:width="1.956cm" svg:height="1.191cm" draw:transform="skewX (0.0143116998663535) rotate (-1.5707963267949) translate (3.468cm 18.773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563cm" svg:height="1.563cm" svg:x="2.112cm" svg:y="18.95cm">
          <draw:image xlink:href="Pictures/100000000000040000000400BD9044F6.png" xlink:type="simple" xlink:show="embed" xlink:actuate="onLoad">
            <text:p/>
          </draw:image>
        </draw:frame>
        <draw:line draw:style-name="gr34" draw:text-style-name="P3" draw:layer="layout" svg:x1="11.463cm" svg:y1="18.486cm" svg:x2="12.54cm" svg:y2="19.337cm">
          <text:p/>
        </draw:line>
        <draw:line draw:style-name="gr34" draw:text-style-name="P3" draw:layer="layout" svg:x1="11.973cm" svg:y1="20.357cm" svg:x2="12.502cm" svg:y2="19.412cm">
          <text:p/>
        </draw:line>
        <draw:line draw:style-name="gr18" draw:text-style-name="P3" draw:layer="layout" svg:x1="8.197cm" svg:y1="19.266cm" svg:x2="9.438cm" svg:y2="19.266cm">
          <text:p/>
        </draw:line>
        <draw:line draw:style-name="gr18" draw:text-style-name="P3" draw:layer="layout" svg:x1="13.897cm" svg:y1="19.266cm" svg:x2="15.138cm" svg:y2="19.266cm">
          <text:p/>
        </draw:line>
        <draw:line draw:style-name="gr18" draw:text-style-name="P3" draw:layer="layout" svg:x1="11.574cm" svg:y1="15.861cm" svg:x2="11.574cm" svg:y2="17.102cm">
          <text:p/>
        </draw:line>
        <draw:line draw:style-name="gr18" draw:text-style-name="P3" draw:layer="layout" svg:x1="11.574cm" svg:y1="21.475cm" svg:x2="11.574cm" svg:y2="22.716cm">
          <text:p/>
        </draw:line>
        <draw:custom-shape draw:style-name="gr43" draw:text-style-name="P3" draw:layer="layout" svg:width="2.778cm" svg:height="3.402cm" svg:x="10.601cm" svg:y="17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46cm" svg:height="0.946cm" svg:x="10.971cm" svg:y="1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1.72cm" svg:height="0.623cm" svg:x="11.142cm" svg:y="20.09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0.83cm" svg:height="0.475cm" draw:transform="skewX (0.0146607657167524) rotate (-1.5707963267949) translate (11.425cm 20.005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983cm" svg:height="0.661cm" svg:x="12.049cm" svg:y="18.99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6" draw:text-style-name="P8" draw:layer="layout" svg:width="1.956cm" svg:height="1.191cm" draw:transform="skewX (0.0143116998663535) rotate (-1.5707963267949) translate (10.904cm 18.844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563cm" svg:height="1.563cm" svg:x="9.548cm" svg:y="19.021cm">
          <draw:image xlink:href="Pictures/100000000000040000000400BD9044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11:42:53.703094230</meta:creation-date>
    <dc:date>2023-01-18T19:54:24.735916470</dc:date>
    <meta:editing-duration>P2DT22H6M8S</meta:editing-duration>
    <meta:editing-cycles>18</meta:editing-cycles>
    <meta:generator>NeoOffice/3.2022.5_Professional_Edition$MacOSX_AARCH64 NeoOffice_project/0</meta:generator>
    <meta:document-statistic meta:object-count="549"/>
  </office:meta>
</office:document-meta>
</file>